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bin" svg:font-family="Cabin"/>
    <style:font-face style:name="Righteous" svg:font-family="Righteou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Righteous" fo:font-size="30pt" style:font-name-asian="Righteous" style:font-size-asian="30pt" style:font-name-complex="Righteous" style:font-size-complex="30pt" fo:font-weight="bold" style:font-weight-asian="bold" style:font-weight-complex="bold"/>
    </style:style>
    <style:style style:name="T1_2" style:family="text">
      <style:text-properties style:font-name="Righteous" fo:font-size="30pt" style:font-name-asian="Righteous" style:font-size-asian="30pt" style:font-name-complex="Righteous" style:font-size-complex="30pt" fo:font-weight="bold" style:font-weight-asian="bold" style:font-weight-complex="bold"/>
    </style:style>
    <style:style style:name="T1_3" style:family="text">
      <style:text-properties style:font-name="Righteous" fo:font-size="30pt" style:font-name-asian="Righteous" style:font-size-asian="30pt" style:font-name-complex="Righteous" style:font-size-complex="3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Cabin" fo:font-size="24pt" style:font-name-asian="Cabin" style:font-size-asian="24pt" style:font-name-complex="Cabin" style:font-size-complex="24pt"/>
    </style:style>
    <style:style style:name="T2_2" style:family="text">
      <style:text-properties style:font-name="Cabin" fo:font-size="24pt" style:font-name-asian="Cabin" style:font-size-asian="24pt" style:font-name-complex="Cabin" style:font-size-complex="24pt"/>
    </style:style>
    <style:style style:name="T2_3" style:family="text">
      <style:text-properties style:font-name="Cabin" fo:font-size="24pt" style:font-name-asian="Cabin" style:font-size-asian="24pt" style:font-name-complex="Cabin" style:font-size-complex="24pt"/>
    </style:style>
    <style:style style:name="T2_4" style:family="text">
      <style:text-properties style:font-name="Cabin" fo:font-size="24pt" style:font-name-asian="Cabin" style:font-size-asian="24pt" style:font-name-complex="Cabin" style:font-size-complex="24pt"/>
    </style:style>
    <style:style style:name="T2_5" style:family="text">
      <style:text-properties style:font-name="Cabin" fo:font-size="24pt" style:font-name-asian="Cabin" style:font-size-asian="24pt" style:font-name-complex="Cabin" style:font-size-complex="24pt"/>
    </style:style>
    <style:style style:name="T2_6" style:family="text">
      <style:text-properties style:font-name="Cabin" fo:font-size="24pt" style:font-name-asian="Cabin" style:font-size-asian="24pt" style:font-name-complex="Cabin" style:font-size-complex="24pt"/>
    </style:style>
    <style:style style:name="T2_7" style:family="text">
      <style:text-properties style:font-name="Cabin" fo:font-size="24pt" style:font-name-asian="Cabin" style:font-size-asian="24pt" style:font-name-complex="Cabin" style:font-size-complex="24pt"/>
    </style:style>
    <style:style style:name="T2_8" style:family="text">
      <style:text-properties style:font-name="Cabin" fo:font-size="24pt" style:font-name-asian="Cabin" style:font-size-asian="24pt" style:font-name-complex="Cabin" style:font-size-complex="24pt"/>
    </style:style>
    <style:style style:name="T2_9" style:family="text">
      <style:text-properties style:font-name="Cabin" fo:font-size="24pt" style:font-name-asian="Cabin" style:font-size-asian="24pt" style:font-name-complex="Cabin" style:font-size-complex="24pt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style:font-name="Cabin" fo:font-size="18pt" style:font-name-asian="Cabin" style:font-size-asian="18pt" style:font-name-complex="Cabin" style:font-size-complex="18pt"/>
    </style:style>
    <style:style style:name="T3_2" style:family="text">
      <style:text-properties style:font-name="Cabin" fo:font-size="18pt" style:font-name-asian="Cabin" style:font-size-asian="18pt" style:font-name-complex="Cabin" style:font-size-complex="18pt"/>
    </style:style>
    <style:style style:name="T3_3" style:family="text">
      <style:text-properties style:font-name="Cabin" fo:font-size="18pt" style:font-name-asian="Cabin" style:font-size-asian="18pt" style:font-name-complex="Cabin" style:font-size-complex="18pt"/>
    </style:style>
    <style:style style:name="T3_4" style:family="text">
      <style:text-properties style:font-name="Cabin" fo:font-size="18pt" style:font-name-asian="Cabin" style:font-size-asian="18pt" style:font-name-complex="Cabin" style:font-size-complex="18pt"/>
    </style:style>
    <style:style style:name="T3_5" style:family="text">
      <style:text-properties style:font-name="Cabin" fo:font-size="18pt" style:font-name-asian="Cabin" style:font-size-asian="18pt" style:font-name-complex="Cabin" style:font-size-complex="18pt"/>
    </style:style>
    <style:style style:name="T3_6" style:family="text">
      <style:text-properties style:font-name="Cabin" fo:font-size="18pt" style:font-name-asian="Cabin" style:font-size-asian="18pt" style:font-name-complex="Cabin" style:font-size-complex="18pt"/>
    </style:style>
    <style:style style:name="T3_7" style:family="text">
      <style:text-properties style:font-name="Cabin" fo:font-size="18pt" style:font-name-asian="Cabin" style:font-size-asian="18pt" style:font-name-complex="Cabin" style:font-size-complex="18pt"/>
    </style:style>
    <style:style style:name="T3_8" style:family="text">
      <style:text-properties style:font-name="Cabin" fo:font-size="18pt" style:font-name-asian="Cabin" style:font-size-asian="18pt" style:font-name-complex="Cabin" style:font-size-complex="18pt"/>
    </style:style>
    <style:style style:name="T3_9" style:family="text">
      <style:text-properties style:font-name="Cabin" fo:font-size="18pt" style:font-name-asian="Cabin" style:font-size-asian="18pt" style:font-name-complex="Cabin" style:font-size-complex="18pt"/>
    </style:style>
    <style:style style:name="T3_10" style:family="text">
      <style:text-properties style:font-name="Cabin" fo:font-size="18pt" style:font-name-asian="Cabin" style:font-size-asian="18pt" style:font-name-complex="Cabin" style:font-size-complex="18pt"/>
    </style:style>
    <style:style style:name="T3_11" style:family="text">
      <style:text-properties style:font-name="Cabin" fo:font-size="18pt" style:font-name-asian="Cabin" style:font-size-asian="18pt" style:font-name-complex="Cabin" style:font-size-complex="18pt"/>
    </style:style>
    <style:style style:name="T3_12" style:family="text">
      <style:text-properties style:font-name="Cabin" fo:font-size="18pt" style:font-name-asian="Cabin" style:font-size-asian="18pt" style:font-name-complex="Cabin" style:font-size-complex="18pt"/>
    </style:style>
    <style:style style:name="T3_13" style:family="text">
      <style:text-properties style:font-name="Cabin" fo:font-size="18pt" style:font-name-asian="Cabin" style:font-size-asian="18pt" style:font-name-complex="Cabin" style:font-size-complex="18pt"/>
    </style:style>
    <style:style style:name="T3_14" style:family="text">
      <style:text-properties style:font-name="Cabin" fo:font-size="18pt" style:font-name-asian="Cabin" style:font-size-asian="18pt" style:font-name-complex="Cabin" style:font-size-complex="18pt"/>
    </style:style>
    <style:style style:name="T3_15" style:family="text">
      <style:text-properties style:font-name="Cabin" fo:font-size="18pt" style:font-name-asian="Cabin" style:font-size-asian="18pt" style:font-name-complex="Cabin" style:font-size-complex="18pt"/>
    </style:style>
    <style:style style:name="T3_16" style:family="text">
      <style:text-properties style:font-name="Cabin" fo:font-size="18pt" style:font-name-asian="Cabin" style:font-size-asian="18pt" style:font-name-complex="Cabin" style:font-size-complex="18pt"/>
    </style:style>
    <style:style style:name="T3_17" style:family="text">
      <style:text-properties style:font-name="Cabin" fo:font-size="18pt" style:font-name-asian="Cabin" style:font-size-asian="18pt" style:font-name-complex="Cabin" style:font-size-complex="18pt"/>
    </style:style>
    <style:style style:name="T3_18" style:family="text">
      <style:text-properties style:font-name="Cabin" fo:font-size="18pt" style:font-name-asian="Cabin" style:font-size-asian="18pt" style:font-name-complex="Cabin" style:font-size-complex="18pt"/>
    </style:style>
    <style:style style:name="T3_19" style:family="text">
      <style:text-properties style:font-name="Cabin" fo:font-size="18pt" style:font-name-asian="Cabin" style:font-size-asian="18pt" style:font-name-complex="Cabin" style:font-size-complex="18pt"/>
    </style:style>
    <style:style style:name="T3_20" style:family="text">
      <style:text-properties style:font-name="Cabin" fo:font-size="18pt" style:font-name-asian="Cabin" style:font-size-asian="18pt" style:font-name-complex="Cabin" style:font-size-complex="18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style:font-name="Cabin" fo:font-size="18pt" style:font-name-asian="Cabin" style:font-size-asian="18pt" style:font-name-complex="Cabin" style:font-size-complex="18pt"/>
    </style:style>
    <style:style style:name="T4_2" style:family="text">
      <style:text-properties style:font-name="Cabin" fo:font-size="18pt" style:font-name-asian="Cabin" style:font-size-asian="18pt" style:font-name-complex="Cabin" style:font-size-complex="18pt"/>
    </style:style>
    <style:style style:name="T4_3" style:family="text">
      <style:text-properties style:font-name="Cabin" fo:font-size="18pt" style:font-name-asian="Cabin" style:font-size-asian="18pt" style:font-name-complex="Cabin" style:font-size-complex="18pt"/>
    </style:style>
    <style:style style:name="T4_4" style:family="text">
      <style:text-properties style:font-name="Cabin" fo:font-size="18pt" style:font-name-asian="Cabin" style:font-size-asian="18pt" style:font-name-complex="Cabin" style:font-size-complex="18pt"/>
    </style:style>
    <style:style style:name="T4_5" style:family="text">
      <style:text-properties style:font-name="Cabin" fo:font-size="18pt" style:font-name-asian="Cabin" style:font-size-asian="18pt" style:font-name-complex="Cabin" style:font-size-complex="18pt"/>
    </style:style>
    <style:style style:name="T4_6" style:family="text">
      <style:text-properties style:font-name="Cabin" fo:font-size="18pt" style:font-name-asian="Cabin" style:font-size-asian="18pt" style:font-name-complex="Cabin" style:font-size-complex="18pt"/>
    </style:style>
    <style:style style:name="T4_7" style:family="text">
      <style:text-properties style:font-name="Cabin" fo:font-size="18pt" style:font-name-asian="Cabin" style:font-size-asian="18pt" style:font-name-complex="Cabin" style:font-size-complex="18pt"/>
    </style:style>
    <style:style style:name="T4_8" style:family="text">
      <style:text-properties style:font-name="Cabin" fo:font-size="18pt" style:font-name-asian="Cabin" style:font-size-asian="18pt" style:font-name-complex="Cabin" style:font-size-complex="18pt"/>
    </style:style>
    <style:style style:name="T4_9" style:family="text">
      <style:text-properties style:font-name="Cabin" fo:font-size="18pt" style:font-name-asian="Cabin" style:font-size-asian="18pt" style:font-name-complex="Cabin" style:font-size-complex="18pt"/>
    </style:style>
    <style:style style:name="T4_10" style:family="text">
      <style:text-properties style:font-name="Cabin" fo:font-size="18pt" style:font-name-asian="Cabin" style:font-size-asian="18pt" style:font-name-complex="Cabin" style:font-size-complex="18pt"/>
    </style:style>
    <style:style style:name="T4_11" style:family="text">
      <style:text-properties style:font-name="Cabin" fo:font-size="18pt" style:font-name-asian="Cabin" style:font-size-asian="18pt" style:font-name-complex="Cabin" style:font-size-complex="18pt"/>
    </style:style>
    <style:style style:name="T4_12" style:family="text">
      <style:text-properties style:font-name="Cabin" fo:font-size="18pt" style:font-name-asian="Cabin" style:font-size-asian="18pt" style:font-name-complex="Cabin" style:font-size-complex="18pt"/>
    </style:style>
    <style:style style:name="T4_13" style:family="text">
      <style:text-properties style:font-name="Cabin" fo:font-size="18pt" style:font-name-asian="Cabin" style:font-size-asian="18pt" style:font-name-complex="Cabin" style:font-size-complex="18pt"/>
    </style:style>
    <style:style style:name="T4_14" style:family="text">
      <style:text-properties style:font-name="Cabin" fo:font-size="18pt" style:font-name-asian="Cabin" style:font-size-asian="18pt" style:font-name-complex="Cabin" style:font-size-complex="18pt"/>
    </style:style>
    <style:style style:name="T4_15" style:family="text">
      <style:text-properties style:font-name="Cabin" fo:font-size="18pt" style:font-name-asian="Cabin" style:font-size-asian="18pt" style:font-name-complex="Cabin" style:font-size-complex="18pt"/>
    </style:style>
    <style:style style:name="T4_16" style:family="text">
      <style:text-properties style:font-name="Cabin" fo:font-size="18pt" style:font-name-asian="Cabin" style:font-size-asian="18pt" style:font-name-complex="Cabin" style:font-size-complex="18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style:font-name="Cabin" fo:font-size="18pt" style:font-name-asian="Cabin" style:font-size-asian="18pt" style:font-name-complex="Cabin" style:font-size-complex="18pt"/>
    </style:style>
    <style:style style:name="T5_2" style:family="text">
      <style:text-properties style:font-name="Cabin" fo:font-size="18pt" style:font-name-asian="Cabin" style:font-size-asian="18pt" style:font-name-complex="Cabin" style:font-size-complex="18pt"/>
    </style:style>
    <style:style style:name="T5_3" style:family="text">
      <style:text-properties style:font-name="Cabin" fo:font-size="18pt" style:font-name-asian="Cabin" style:font-size-asian="18pt" style:font-name-complex="Cabin" style:font-size-complex="18pt"/>
    </style:style>
    <style:style style:name="T5_4" style:family="text">
      <style:text-properties style:font-name="Cabin" fo:font-size="18pt" style:font-name-asian="Cabin" style:font-size-asian="18pt" style:font-name-complex="Cabin" style:font-size-complex="18pt"/>
    </style:style>
    <style:style style:name="T5_5" style:family="text">
      <style:text-properties style:font-name="Cabin" fo:font-size="18pt" style:font-name-asian="Cabin" style:font-size-asian="18pt" style:font-name-complex="Cabin" style:font-size-complex="18pt"/>
    </style:style>
    <style:style style:name="T5_6" style:family="text">
      <style:text-properties style:font-name="Cabin" fo:font-size="18pt" style:font-name-asian="Cabin" style:font-size-asian="18pt" style:font-name-complex="Cabin" style:font-size-complex="18pt"/>
    </style:style>
    <style:style style:name="T5_7" style:family="text">
      <style:text-properties style:font-name="Cabin" fo:font-size="18pt" style:font-name-asian="Cabin" style:font-size-asian="18pt" style:font-name-complex="Cabin" style:font-size-complex="18pt"/>
    </style:style>
    <style:style style:name="T5_8" style:family="text">
      <style:text-properties style:font-name="Cabin" fo:font-size="18pt" style:font-name-asian="Cabin" style:font-size-asian="18pt" style:font-name-complex="Cabin" style:font-size-complex="18pt"/>
    </style:style>
    <style:style style:name="T5_9" style:family="text">
      <style:text-properties style:font-name="Cabin" fo:font-size="18pt" style:font-name-asian="Cabin" style:font-size-asian="18pt" style:font-name-complex="Cabin" style:font-size-complex="18pt"/>
    </style:style>
    <style:style style:name="T5_10" style:family="text">
      <style:text-properties style:font-name="Cabin" fo:font-size="18pt" style:font-name-asian="Cabin" style:font-size-asian="18pt" style:font-name-complex="Cabin" style:font-size-complex="18pt"/>
    </style:style>
    <style:style style:name="T5_11" style:family="text">
      <style:text-properties style:font-name="Cabin" fo:font-size="18pt" style:font-name-asian="Cabin" style:font-size-asian="18pt" style:font-name-complex="Cabin" style:font-size-complex="18pt"/>
    </style:style>
    <style:style style:name="T5_12" style:family="text">
      <style:text-properties style:font-name="Cabin" fo:font-size="18pt" style:font-name-asian="Cabin" style:font-size-asian="18pt" style:font-name-complex="Cabin" style:font-size-complex="18pt"/>
    </style:style>
    <style:style style:name="T5_13" style:family="text">
      <style:text-properties style:font-name="Cabin" fo:font-size="18pt" style:font-name-asian="Cabin" style:font-size-asian="18pt" style:font-name-complex="Cabin" style:font-size-complex="18pt"/>
    </style:style>
    <style:style style:name="T5_14" style:family="text">
      <style:text-properties style:font-name="Cabin" fo:font-size="18pt" style:font-name-asian="Cabin" style:font-size-asian="18pt" style:font-name-complex="Cabin" style:font-size-complex="18pt"/>
    </style:style>
    <style:style style:name="T5_15" style:family="text">
      <style:text-properties style:font-name="Cabin" fo:font-size="18pt" style:font-name-asian="Cabin" style:font-size-asian="18pt" style:font-name-complex="Cabin" style:font-size-complex="18pt"/>
    </style:style>
    <style:style style:name="T5_16" style:family="text">
      <style:text-properties style:font-name="Cabin" fo:font-size="18pt" style:font-name-asian="Cabin" style:font-size-asian="18pt" style:font-name-complex="Cabin" style:font-size-complex="18pt"/>
    </style:style>
    <style:style style:name="T5_17" style:family="text">
      <style:text-properties style:font-name="Cabin" fo:font-size="18pt" style:font-name-asian="Cabin" style:font-size-asian="18pt" style:font-name-complex="Cabin" style:font-size-complex="18pt"/>
    </style:style>
    <style:style style:name="T5_18" style:family="text">
      <style:text-properties style:font-name="Cabin" fo:font-size="18pt" style:font-name-asian="Cabin" style:font-size-asian="18pt" style:font-name-complex="Cabin" style:font-size-complex="18pt"/>
    </style:style>
    <style:style style:name="T5_19" style:family="text">
      <style:text-properties style:font-name="Cabin" fo:font-size="18pt" style:font-name-asian="Cabin" style:font-size-asian="18pt" style:font-name-complex="Cabin" style:font-size-complex="18pt"/>
    </style:style>
    <style:style style:name="T5_20" style:family="text">
      <style:text-properties style:font-name="Cabin" fo:font-size="18pt" style:font-name-asian="Cabin" style:font-size-asian="18pt" style:font-name-complex="Cabin" style:font-size-complex="18pt"/>
    </style:style>
    <style:style style:name="T5_21" style:family="text">
      <style:text-properties style:font-name="Cabin" fo:font-size="18pt" style:font-name-asian="Cabin" style:font-size-asian="18pt" style:font-name-complex="Cabin" style:font-size-complex="18pt"/>
    </style:style>
    <style:style style:name="T5_22" style:family="text">
      <style:text-properties style:font-name="Cabin" fo:font-size="18pt" style:font-name-asian="Cabin" style:font-size-asian="18pt" style:font-name-complex="Cabin" style:font-size-complex="18pt"/>
    </style:style>
    <style:style style:name="T5_23" style:family="text">
      <style:text-properties style:font-name="Cabin" fo:font-size="18pt" style:font-name-asian="Cabin" style:font-size-asian="18pt" style:font-name-complex="Cabin" style:font-size-complex="18pt"/>
    </style:style>
    <style:style style:name="T5_24" style:family="text">
      <style:text-properties style:font-name="Cabin" fo:font-size="18pt" style:font-name-asian="Cabin" style:font-size-asian="18pt" style:font-name-complex="Cabin" style:font-size-complex="18pt"/>
    </style:style>
    <style:style style:name="T5_25" style:family="text">
      <style:text-properties style:font-name="Cabin" fo:font-size="18pt" style:font-name-asian="Cabin" style:font-size-asian="18pt" style:font-name-complex="Cabin" style:font-size-complex="18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style:font-name="Cabin" fo:font-size="18pt" style:font-name-asian="Cabin" style:font-size-asian="18pt" style:font-name-complex="Cabin" style:font-size-complex="18pt"/>
    </style:style>
    <style:style style:name="T6_2" style:family="text">
      <style:text-properties style:font-name="Cabin" fo:font-size="18pt" style:font-name-asian="Cabin" style:font-size-asian="18pt" style:font-name-complex="Cabin" style:font-size-complex="18pt"/>
    </style:style>
    <style:style style:name="T6_3" style:family="text">
      <style:text-properties style:font-name="Cabin" fo:font-size="18pt" style:font-name-asian="Cabin" style:font-size-asian="18pt" style:font-name-complex="Cabin" style:font-size-complex="18pt"/>
    </style:style>
    <style:style style:name="T6_4" style:family="text">
      <style:text-properties style:font-name="Cabin" fo:font-size="18pt" style:font-name-asian="Cabin" style:font-size-asian="18pt" style:font-name-complex="Cabin" style:font-size-complex="18pt"/>
    </style:style>
    <style:style style:name="T6_5" style:family="text">
      <style:text-properties style:font-name="Cabin" fo:font-size="18pt" style:font-name-asian="Cabin" style:font-size-asian="18pt" style:font-name-complex="Cabin" style:font-size-complex="18pt"/>
    </style:style>
    <style:style style:name="T6_6" style:family="text">
      <style:text-properties style:font-name="Cabin" fo:font-size="18pt" style:font-name-asian="Cabin" style:font-size-asian="18pt" style:font-name-complex="Cabin" style:font-size-complex="18pt"/>
    </style:style>
    <style:style style:name="T6_7" style:family="text">
      <style:text-properties style:font-name="Cabin" fo:font-size="18pt" style:font-name-asian="Cabin" style:font-size-asian="18pt" style:font-name-complex="Cabin" style:font-size-complex="18pt"/>
    </style:style>
    <style:style style:name="T6_8" style:family="text">
      <style:text-properties style:font-name="Cabin" fo:font-size="18pt" style:font-name-asian="Cabin" style:font-size-asian="18pt" style:font-name-complex="Cabin" style:font-size-complex="18pt"/>
    </style:style>
    <style:style style:name="T6_9" style:family="text">
      <style:text-properties style:font-name="Cabin" fo:font-size="18pt" style:font-name-asian="Cabin" style:font-size-asian="18pt" style:font-name-complex="Cabin" style:font-size-complex="18pt"/>
    </style:style>
    <style:style style:name="T6_10" style:family="text">
      <style:text-properties style:font-name="Cabin" fo:font-size="18pt" style:font-name-asian="Cabin" style:font-size-asian="18pt" style:font-name-complex="Cabin" style:font-size-complex="18pt"/>
    </style:style>
    <style:style style:name="T6_11" style:family="text">
      <style:text-properties style:font-name="Cabin" fo:font-size="18pt" style:font-name-asian="Cabin" style:font-size-asian="18pt" style:font-name-complex="Cabin" style:font-size-complex="18pt"/>
    </style:style>
    <style:style style:name="T6_12" style:family="text">
      <style:text-properties style:font-name="Cabin" fo:font-size="18pt" style:font-name-asian="Cabin" style:font-size-asian="18pt" style:font-name-complex="Cabin" style:font-size-complex="18pt"/>
    </style:style>
    <style:style style:name="T6_13" style:family="text">
      <style:text-properties style:font-name="Cabin" fo:font-size="18pt" style:font-name-asian="Cabin" style:font-size-asian="18pt" style:font-name-complex="Cabin" style:font-size-complex="18pt"/>
    </style:style>
    <style:style style:name="T6_14" style:family="text">
      <style:text-properties style:font-name="Cabin" fo:font-size="18pt" style:font-name-asian="Cabin" style:font-size-asian="18pt" style:font-name-complex="Cabin" style:font-size-complex="18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style:font-name="Cabin" fo:font-size="18pt" style:font-name-asian="Cabin" style:font-size-asian="18pt" style:font-name-complex="Cabin" style:font-size-complex="18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style:font-name="Cabin" fo:font-size="18pt" style:font-name-asian="Cabin" style:font-size-asian="18pt" style:font-name-complex="Cabin" style:font-size-complex="18pt"/>
    </style:style>
    <style:style style:name="T8_2" style:family="text">
      <style:text-properties style:font-name="Cabin" fo:font-size="18pt" style:font-name-asian="Cabin" style:font-size-asian="18pt" style:font-name-complex="Cabin" style:font-size-complex="18pt"/>
    </style:style>
    <style:style style:name="T8_3" style:family="text">
      <style:text-properties style:font-name="Cabin" fo:font-size="18pt" style:font-name-asian="Cabin" style:font-size-asian="18pt" style:font-name-complex="Cabin" style:font-size-complex="18pt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style:font-name="Cabin" fo:font-size="18pt" style:font-name-asian="Cabin" style:font-size-asian="18pt" style:font-name-complex="Cabin" style:font-size-complex="18pt"/>
    </style:style>
    <style:style style:name="T9_2" style:family="text">
      <style:text-properties style:font-name="Cabin" fo:font-size="18pt" style:font-name-asian="Cabin" style:font-size-asian="18pt" style:font-name-complex="Cabin" style:font-size-complex="18pt"/>
    </style:style>
    <style:style style:name="T9_3" style:family="text">
      <style:text-properties style:font-name="Cabin" fo:font-size="18pt" style:font-name-asian="Cabin" style:font-size-asian="18pt" style:font-name-complex="Cabin" style:font-size-complex="18pt"/>
    </style:style>
    <style:style style:name="T9_4" style:family="text">
      <style:text-properties style:font-name="Cabin" fo:font-size="18pt" style:font-name-asian="Cabin" style:font-size-asian="18pt" style:font-name-complex="Cabin" style:font-size-complex="18pt"/>
    </style:style>
    <style:style style:name="T9_5" style:family="text">
      <style:text-properties style:font-name="Cabin" fo:font-size="18pt" style:font-name-asian="Cabin" style:font-size-asian="18pt" style:font-name-complex="Cabin" style:font-size-complex="18pt"/>
    </style:style>
    <style:style style:name="T9_6" style:family="text">
      <style:text-properties style:font-name="Cabin" fo:font-size="18pt" style:font-name-asian="Cabin" style:font-size-asian="18pt" style:font-name-complex="Cabin" style:font-size-complex="18pt"/>
    </style:style>
    <style:style style:name="T9_7" style:family="text">
      <style:text-properties style:font-name="Cabin" fo:font-size="18pt" style:font-name-asian="Cabin" style:font-size-asian="18pt" style:font-name-complex="Cabin" style:font-size-complex="18pt"/>
    </style:style>
    <style:style style:name="T9_8" style:family="text">
      <style:text-properties style:font-name="Cabin" fo:font-size="18pt" style:font-name-asian="Cabin" style:font-size-asian="18pt" style:font-name-complex="Cabin" style:font-size-complex="18pt"/>
    </style:style>
    <style:style style:name="T9_9" style:family="text">
      <style:text-properties style:font-name="Cabin" fo:font-size="18pt" style:font-name-asian="Cabin" style:font-size-asian="18pt" style:font-name-complex="Cabin" style:font-size-complex="18pt"/>
    </style:style>
  </office:automatic-styles>
  <office:body>
    <office:text>
      <text:p text:style-name="P1"><text:span text:style-name="T1_1">Hacker</text:span><text:span text:style-name="T1_2"><text:s/></text:span><text:span text:style-name="T1_3">Storage</text:span></text:p>
      <text:p text:style-name="P2"><text:span text:style-name="T2_1">http</text:span><text:span text:style-name="T2_2">://</text:span><text:span text:style-name="T2_3">synhak</text:span><text:span text:style-name="T2_4">.</text:span><text:span text:style-name="T2_5">org</text:span><text:span text:style-name="T2_6">/</text:span><text:span text:style-name="T2_7">wiki</text:span><text:span text:style-name="T2_8">/</text:span><text:span text:style-name="T2_9">Storage</text:span></text:p>
      <text:list text:style-name="LS1" xml:id="list0">
        <text:list-item>
          <text:p text:style-name="P3"><text:span text:style-name="T3_1">All</text:span><text:span text:style-name="T3_2"><text:s/></text:span><text:span text:style-name="T3_3">items</text:span><text:span text:style-name="T3_4"><text:s/></text:span><text:span text:style-name="T3_5">in</text:span><text:span text:style-name="T3_6"><text:s/></text:span><text:span text:style-name="T3_7">this</text:span><text:span text:style-name="T3_8"><text:s/></text:span><text:span text:style-name="T3_9">room</text:span><text:span text:style-name="T3_10"><text:s/></text:span><text:span text:style-name="T3_11">are</text:span><text:span text:style-name="T3_12"><text:s/></text:span><text:span text:style-name="T3_13">considered</text:span><text:span text:style-name="T3_14"><text:s/>“</text:span><text:span text:style-name="T3_15">Do</text:span><text:span text:style-name="T3_16"><text:s/></text:span><text:span text:style-name="T3_17">Not</text:span><text:span text:style-name="T3_18"><text:s/></text:span><text:span text:style-name="T3_19">Hack</text:span><text:span text:style-name="T3_20">”</text:span></text:p>
        </text:list-item>
        <text:list-item>
          <text:p text:style-name="P4"><text:span text:style-name="T4_1">Only</text:span><text:span text:style-name="T4_2"><text:s/></text:span><text:span text:style-name="T4_3">for</text:span><text:span text:style-name="T4_4"><text:s/></text:span><text:span text:style-name="T4_5">use</text:span><text:span text:style-name="T4_6"><text:s/></text:span><text:span text:style-name="T4_7">by</text:span><text:span text:style-name="T4_8"><text:s/></text:span><text:span text:style-name="T4_9">active</text:span><text:span text:style-name="T4_10"><text:s/></text:span><text:span text:style-name="T4_11">members</text:span><text:span text:style-name="T4_12"><text:s/></text:span><text:span text:style-name="T4_13">of</text:span><text:span text:style-name="T4_14"><text:s/></text:span><text:span text:style-name="T4_15">SYNHAK</text:span><text:span text:style-name="T4_16">.</text:span></text:p>
        </text:list-item>
        <text:list-item>
          <text:p text:style-name="P5"><text:span text:style-name="T5_1">Tools</text:span><text:span text:style-name="T5_2"><text:s/></text:span><text:span text:style-name="T5_3">are</text:span><text:span text:style-name="T5_4"><text:s/></text:span><text:span text:style-name="T5_5">not</text:span><text:span text:style-name="T5_6"><text:s/></text:span><text:span text:style-name="T5_7">permitted</text:span><text:span text:style-name="T5_8"><text:s/></text:span><text:span text:style-name="T5_9">in</text:span><text:span text:style-name="T5_10"><text:s/></text:span><text:span text:style-name="T5_11">storage</text:span><text:span text:style-name="T5_12">,<text:s/></text:span><text:span text:style-name="T5_13">as</text:span><text:span text:style-name="T5_14"><text:s/></text:span><text:span text:style-name="T5_15">it</text:span><text:span text:style-name="T5_16"><text:s/></text:span><text:span text:style-name="T5_17">blocks</text:span><text:span text:style-name="T5_18"><text:s/></text:span><text:span text:style-name="T5_19">others</text:span><text:span text:style-name="T5_20"><text:s/></text:span><text:span text:style-name="T5_21">from</text:span><text:span text:style-name="T5_22"><text:s/></text:span><text:span text:style-name="T5_23">using</text:span><text:span text:style-name="T5_24"><text:s/></text:span><text:span text:style-name="T5_25">them</text:span></text:p>
        </text:list-item>
        <text:list-item>
          <text:p text:style-name="P6"><text:span text:style-name="T6_1">Clearly</text:span><text:span text:style-name="T6_2"><text:s/></text:span><text:span text:style-name="T6_3">label</text:span><text:span text:style-name="T6_4"><text:s/></text:span><text:span text:style-name="T6_5">your</text:span><text:span text:style-name="T6_6"><text:s/></text:span><text:span text:style-name="T6_7">project</text:span><text:span text:style-name="T6_8"><text:s/></text:span><text:span text:style-name="T6_9">with</text:span><text:span text:style-name="T6_10"><text:s/></text:span><text:span text:style-name="T6_11">masking</text:span><text:span text:style-name="T6_12"><text:s/></text:span><text:span text:style-name="T6_13">tape</text:span><text:span text:style-name="T6_14">:</text:span></text:p>
          <text:list>
            <text:list-item>
              <text:p text:style-name="P7"><text:span text:style-name="T7_1">Name</text:span></text:p>
            </text:list-item>
            <text:list-item>
              <text:p text:style-name="P8"><text:span text:style-name="T8_1">Contact</text:span><text:span text:style-name="T8_2"><text:s/></text:span><text:span text:style-name="T8_3">Information</text:span></text:p>
            </text:list-item>
            <text:list-item>
              <text:p text:style-name="P9"><text:span text:style-name="T9_1">Date</text:span><text:span text:style-name="T9_2"><text:s/></text:span><text:span text:style-name="T9_3">it</text:span><text:span text:style-name="T9_4"><text:s/></text:span><text:span text:style-name="T9_5">first</text:span><text:span text:style-name="T9_6"><text:s/></text:span><text:span text:style-name="T9_7">entered</text:span><text:span text:style-name="T9_8"><text:s/></text:span><text:span text:style-name="T9_9">storag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bin" svg:font-family="Cabin"/>
    <style:font-face style:name="Righteous" svg:font-family="Righteou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